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000099" style:font-name="JetBrains Mono"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8" style:family="paragraph" style:parent-style-name="Preformatted_20_Text">
      <style:text-properties fo:color="#cc7832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color="#000099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2"/>
    <style:style style:name="P12" style:family="paragraph" style:parent-style-name="Standard" style:list-style-name="L2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text-properties fo:color="#333333" fo:font-size="14pt" fo:language="en" fo:country="US" fo:font-weight="bold" style:font-size-asian="14pt" style:font-weight-asian="bold" style:font-size-complex="14pt" style:font-weight-complex="bold"/>
    </style:style>
    <style:style style:name="P14" style:family="paragraph" style:parent-style-name="Preformatted_20_Text" style:list-style-name="L2"/>
    <style:style style:name="P15" style:family="paragraph" style:parent-style-name="Preformatted_20_Text" style:list-style-name="L2">
      <style:text-properties fo:color="#a9b7c6" style:font-name="JetBrains Mono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color="#333333" fo:language="en" fo:country="US" fo:font-weight="bold" style:font-weight-asian="bold" style:font-weight-complex="bold"/>
    </style:style>
    <style:style style:name="T5" style:family="text">
      <style:text-properties fo:color="#000099" fo:language="en" fo:country="US" fo:font-weight="bold" style:font-weight-asian="bold" style:font-weight-complex="bold"/>
    </style:style>
    <style:style style:name="T6" style:family="text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color="#ff0000" fo:language="en" fo:country="US" fo:font-weight="bold" style:font-weight-asian="bold" style:font-weight-complex="bold"/>
    </style:style>
    <style:style style:name="T8" style:family="text">
      <style:text-properties fo:color="#cc7832"/>
    </style:style>
    <style:style style:name="T9" style:family="text">
      <style:text-properties fo:color="#cc7832" style:font-name="JetBrains Mono" fo:font-size="9.80000019073486pt"/>
    </style:style>
    <style:style style:name="T10" style:family="text">
      <style:text-properties fo:color="#cc7832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11" style:family="text">
      <style:text-properties fo:color="#cc7832" fo:font-size="14pt" fo:language="en" fo:country="US" fo:font-weight="bold" style:font-size-asian="14pt" style:font-weight-asian="bold" style:font-size-complex="14pt" style:font-weight-complex="bold"/>
    </style:style>
    <style:style style:name="T12" style:family="text">
      <style:text-properties fo:color="#cc7832" fo:language="en" fo:country="US" fo:font-weight="bold" style:font-weight-asian="bold" style:font-weight-complex="bold"/>
    </style:style>
    <style:style style:name="T13" style:family="text">
      <style:text-properties fo:color="#9876aa"/>
    </style:style>
    <style:style style:name="T14" style:family="text">
      <style:text-properties fo:color="#9876aa" style:font-name="JetBrains Mono" fo:font-size="9.80000019073486pt"/>
    </style:style>
    <style:style style:name="T15" style:family="text">
      <style:text-properties fo:color="#ffc66d"/>
    </style:style>
    <style:style style:name="T16" style:family="text">
      <style:text-properties style:font-name="JetBrains Mono" fo:font-size="9.80000019073486pt"/>
    </style:style>
    <style:style style:name="T17" style:family="text">
      <style:text-properties fo:color="#66ff00"/>
    </style:style>
    <style:style style:name="T18" style:family="text">
      <style:text-properties fo:color="#b389c5" fo:font-size="14pt" fo:language="en" fo:country="US" fo:font-weight="bold" style:font-size-asian="14pt" style:font-weight-asian="bold" style:font-size-complex="14pt" style:font-weight-complex="bold"/>
    </style:style>
    <style:style style:name="T19" style:family="text">
      <style:text-properties fo:color="#b389c5" fo:language="en" fo:country="US" fo:font-weight="bold" style:font-weight-asian="bold" style:font-weight-complex="bold"/>
    </style:style>
    <style:style style:name="T20" style:family="text">
      <style:text-properties fo:color="#b389c5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21" style:family="text">
      <style:text-properties fo:color="#6a8759" fo:font-size="14pt" fo:language="en" fo:country="US" fo:font-weight="bold" style:font-size-asian="14pt" style:font-weight-asian="bold" style:font-size-complex="14pt" style:font-weight-complex="bold"/>
    </style:style>
    <style:style style:name="T22" style:family="text">
      <style:text-properties fo:color="#6a8759" fo:language="en" fo:country="US" fo:font-weight="bold" style:font-weight-asian="bold" style:font-weight-complex="bold"/>
    </style:style>
    <style:style style:name="T23" style:family="text">
      <style:text-properties fo:color="#6a8759" style:font-name="JetBrains Mono" fo:font-size="10pt" fo:language="en" fo:country="US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/text:p>
      <text:p text:style-name="Standard"><text:span text:style-name="T1"><text:s text:c="50"/></text:span><text:span text:style-name="T2">Spring Boot </text:span></text:p>
      <text:p text:style-name="Standard"><text:span text:style-name="T2"><text:s/>* </text:span><text:span text:style-name="T3">Spring Microservices patterns:</text:span></text:p>
      <text:list xml:id="list199298781567760397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Server discovery: (eureka)</text:p>
                        </text:list-item>
                        <text:list-item>
                          <text:p text:style-name="P10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<text:s text:c="2"/>* </text:span><text:span text:style-name="T3">Communication between Api in microservices:</text:span></text:p>
      <text:list xml:id="list253146586002359652" text:style-name="L2">
        <text:list-item>
          <text:p text:style-name="P11"><text:span text:style-name="T3"><text:s text:c="4"/>Rest Template: </text:span></text:p>
        </text:list-item>
        <text:list-item>
          <text:p text:style-name="P15"><text:span text:style-name="T5">RestTemplate restTemplate = </text:span><text:span text:style-name="T12">new </text:span><text:span text:style-name="T5">RestTemplate()</text:span><text:span text:style-name="T12">;</text:span></text:p>
        </text:list-item>
        <text:list-item>
          <text:p text:style-name="P14"><text:span text:style-name="T10">Movie movie = </text:span><text:span text:style-name="T20">restTemplate</text:span><text:span text:style-name="T10">.getForObject(</text:span><text:span text:style-name="T23">"http://localhost:8001/movie/"</text:span><text:span text:style-name="T10">+ r.getMovieId(), Movie.class);</text:span></text:p>
        </text:list-item>
        <text:list-item>
          <text:p text:style-name="P12"><text:s text:c="5"/>Web Client:</text:p>
        </text:list-item>
      </text:list>
      <text:p text:style-name="Standard"/>
      <text:p text:style-name="P3"/>
      <text:p text:style-name="P4">* Injecting object in Spring:</text:p>
      <text:list xml:id="list33447119" text:continue-list="list199298781567760397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ield injection: @Autowired</text:p>
                        </text:list-item>
                        <text:list-item>
                          <text:p text:style-name="P13">Constructor injection (normally adding object via constr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4"><text:s text:c="8"/></text:span><text:span text:style-name="T5">Major advance of constructor injection is that: allow the bean to be</text:span></text:p>
      <text:p text:style-name="P1"><text:span text:style-name="T5"><text:s text:c="10"/>immutable since we define the</text:span><text:span text:style-name="T7"> property as</text:span><text:span text:style-name="T5"> </text:span><text:span text:style-name="T7">final. </text:span><text:span text:style-name="T5">(Thread save).</text:span></text:p>
      <text:p text:style-name="P1"><text:span text:style-name="T5"><text:s text:c="8"/>Also </text:span><text:span text:style-name="T7">constructor injection not use reflection</text:span><text:span text:style-name="T5">! And app runs faster. <text:s text:c="4"/></text:span></text:p>
      <text:p text:style-name="P8"/>
      <text:p text:style-name="P2">constructor injection:</text:p>
      <text:p text:style-name="P7"><text:span text:style-name="T8">private </text:span><text:span text:style-name="T17">final</text:span><text:span text:style-name="T8"> </text:span>TwitterToKafkaServiceConfigData <text:span text:style-name="T13">twitterConfigData</text:span><text:span text:style-name="T8">;</text:span></text:p>
      <text:p text:style-name="P7"><text:span text:style-name="T8">public </text:span><text:span text:style-name="T15">TwitterToKafkaServiceApplication </text:span>(<text:span text:style-name="T17">TwitterToKafkaServiceConfigData configData</text:span>){</text:p>
      <text:p text:style-name="P6"><text:s text:c="4"/><text:span text:style-name="T9">this</text:span><text:span text:style-name="T16">.</text:span><text:span text:style-name="T14">twitterConfigData </text:span><text:span text:style-name="T16">= configData</text:span><text:span text:style-name="T9">;</text:span></text:p>
      <text:p text:style-name="P5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9M31S</meta:editing-duration>
    <meta:editing-cycles>6</meta:editing-cycles>
    <meta:generator>OpenOffice/4.1.10$Win32 OpenOffice.org_project/4110m2$Build-9807</meta:generator>
    <dc:date>2021-10-08T13:22:55.45</dc:date>
    <dc:creator>alex alex</dc:creator>
    <meta:document-statistic meta:table-count="0" meta:image-count="0" meta:object-count="0" meta:page-count="1" meta:paragraph-count="20" meta:word-count="98" meta:character-count="945"/>
    <meta:user-defined meta:name="Info 1"/>
    <meta:user-defined meta:name="Info 2"/>
    <meta:user-defined meta:name="Info 3"/>
    <meta:user-defined meta:name="Info 4"/>
  </office:meta>
</office:document-meta>
</file>